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55a" officeooo:paragraph-rsid="000fd55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dc87" officeooo:paragraph-rsid="0015dc87" style:font-weight-asian="bold" style:font-weight-complex="bold"/>
    </style:style>
    <style:style style:name="T1" style:family="text">
      <style:text-properties officeooo:rsid="0012d25a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e Ray Tracer:</text:p>
      <text:p text:style-name="P1"/>
      <text:p text:style-name="P2">SDF-LOADER</text:p>
      <text:p text:style-name="P1">Bau der Scene durch Objekte in unterschiedlichen std::maps (light, shapes, materials). Durch das SDF-File werden die Materialen und Shapes definiert und durch den Loader gebaut und an die scene gegeben. Materialen müssen rausgesucht und den Shapes via shared_ptr zugewiesen <text:span text:style-name="T1">und in die map „shapes“ der scene zu gespeichert</text:span>. <text:span text:style-name="T1">Dafür wurden alle Übergabeparameter angepasst von Objekten zu shared_ptr.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8:12:18.520377118</meta:creation-date>
    <dc:date>2015-08-24T18:35:55.260576785</dc:date>
    <meta:editing-duration>PT8M18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61" meta:character-count="427" meta:non-whitespace-character-count="369"/>
  </office:meta>
</office:document-meta>
</file>